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order="none"/>
    </style:style>
    <style:style style:name="ce18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3">
          <table:table-cell table:style-name="ce1"/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9" table:number-columns-repeated="2"/>
          <table:table-cell table:style-name="ce9" office:value-type="string" calcext:value-type="string">
            <text:p>PartNo.</text:p>
          </table:table-cell>
          <table:table-cell table:style-name="ce13"/>
          <table:table-cell table:style-name="ce9" office:value-type="string" calcext:value-type="string">
            <text:p>Description</text:p>
          </table:table-cell>
          <table:table-cell table:style-name="ce9" table:number-columns-repeated="3"/>
          <table:table-cell table:style-name="ce13" office:value-type="string" calcext:value-type="string">
            <text:p>Pos</text:p>
          </table:table-cell>
          <table:table-cell table:style-name="ce19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style-name="ce10" table:number-columns-repeated="8"/>
          <table:table-cell table:style-name="ce14"/>
          <table:table-cell table:style-name="ce20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style-name="ce10" table:number-columns-repeated="3"/>
          <table:table-cell table:style-name="ce9"/>
          <table:table-cell table:style-name="ce10" table:number-columns-repeated="4"/>
          <table:table-cell table:style-name="ce14"/>
          <table:table-cell table:style-name="ce20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style-name="ce10" table:number-columns-repeated="2"/>
          <table:table-cell table:style-name="ce11" office:value-type="float" office:value="17092218" calcext:value-type="float">
            <text:p>17092218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T-Slot Con, 320x20x20mm</text:p>
          </table:table-cell>
          <table:table-cell table:style-name="ce10" table:number-columns-repeated="3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ML</text:p>
          </table:table-cell>
        </table:table-row>
        <table:table-row table:style-name="ro1">
          <table:table-cell table:style-name="ce4" office:value-type="string" calcext:value-type="string">
            <text:p>Tslot40</text:p>
          </table:table-cell>
          <table:table-cell table:style-name="ce10" table:number-columns-repeated="2"/>
          <table:table-cell table:style-name="ce10" office:value-type="float" office:value="17092208" calcext:value-type="float">
            <text:p>17092208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T-Slot Nut 6, 400x20x20mm</text:p>
          </table:table-cell>
          <table:table-cell table:style-name="ce10" table:number-columns-repeated="3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ML</text:p>
          </table:table-cell>
        </table:table-row>
        <table:table-row table:style-name="ro1">
          <table:table-cell table:style-name="ce4" office:value-type="string" calcext:value-type="string">
            <text:p>Tslot24con</text:p>
          </table:table-cell>
          <table:table-cell table:style-name="ce10" table:number-columns-repeated="2"/>
          <table:table-cell table:style-name="ce10" office:value-type="float" office:value="17092217" calcext:value-type="float">
            <text:p>17092217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T-Slot Con, 240x20x20mm</text:p>
          </table:table-cell>
          <table:table-cell table:style-name="ce10" table:number-columns-repeated="3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ML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part for tension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tance 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istanc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frame-bea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mepart y-directio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ramepart x-directio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6x8</text:p>
          </table:table-cell>
          <table:table-cell table:style-name="ce5" table:number-columns-repeated="3"/>
          <table:table-cell table:style-name="ce15" office:value-type="float" office:value="128" calcext:value-type="float">
            <text:p>128</text:p>
          </table:table-cell>
          <table:table-cell table:style-name="ce5" office:value-type="string" calcext:value-type="string">
            <text:p>Screws for display- and spool-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mount 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ut foot to fram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nt tslot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z-frame with y-bas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mount something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6washer</text:p>
          </table:table-cell>
          <table:table-cell table:style-name="ce5" table:number-columns-repeated="3"/>
          <table:table-cell table:style-name="ce15" office:value-type="float" office:value="42" calcext:value-type="float">
            <text:p>42</text:p>
          </table:table-cell>
          <table:table-cell table:style-name="ce5" office:value-type="string" calcext:value-type="string">
            <text:p>Washer for display- and spool-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t limitswitch to 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2.5 x 12 woodscrew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ount stepp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mainboard on hold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ount adapter on mgn12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ount stepper to hold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ole for belt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ha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or coupling-5-8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4x6</text:p>
          </table:table-cell>
          <table:table-cell table:style-name="ce5" table:number-columns-repeated="3"/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screws for electronics-hold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s for mount z-switchholder to tslot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c8uu-Adapt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 for sk8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eatbed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extruder mounting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hammermutter-m4</text:p>
          </table:table-cell>
          <table:table-cell table:style-name="ce5" table:number-columns-repeated="3"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hammer-nut for m4x6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belt on carriage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top-hold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distancer to frame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onnect tslots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rriage parts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bilizes frame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nt z-frame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dcap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300 cm, for 48 75 90 64 and 20 cm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ablebinder 10cm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locks z-shaft top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-stepper-motors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haft for lm8uu</text:p>
          </table:table-cell>
          <table:table-cell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lider axis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uples stepper 5 with thread 8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hread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y-belt, 90cm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ulley, 20 teeth, 5mm, gt2-6-belt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older for shaft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m8uu block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linear bearing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8UU Adapter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rive nut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il, mgn12, 400 mmm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ck, mgn12</text:p>
          </table:table-cell>
          <table:table-cell table:style-name="ce18"/>
          <table:table-cell table:style-name="ce1"/>
          <table:table-cell/>
          <table:table-cell table:style-name="ce5"/>
          <table:table-cell/>
        </table:table-row>
        <table:table-row table:style-name="ro1" table:number-rows-repeated="18">
          <table:table-cell table:style-name="ce1" table:number-columns-repeated="4"/>
          <table:table-cell table:style-name="ce16"/>
          <table:table-cell table:style-name="ce18" table:number-columns-repeated="2"/>
          <table:table-cell table:style-name="ce1"/>
          <table:table-cell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Accessoriess</text:p>
          </table:table-cell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PLA-Sample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tück Filament zum testen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LCD-Display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LCD-Display im Metall-Gehäuse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Cable_220v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230V-AC Netzkabel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spool-holder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ilament Spooler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display-holder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older for LCD-Display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5" table:number-columns-repeated="4"/>
          <table:table-cell table:style-name="ce15"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Mount LCD-Display and Spool Holder and plugin cable_220v for powersupply. Then load filament-sample.</text:p>
          </table:table-cell>
          <table:table-cell table:style-name="ce5" table:number-columns-repeated="3"/>
          <table:table-cell table:style-name="ce15"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9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close electronics-box cover</text:p>
          </table:table-cell>
          <table:table-cell table:number-columns-repeated="3"/>
          <table:table-cell table:style-name="Default"/>
          <table:table-cell/>
          <table:table-cell table:style-name="ce17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electronics-cover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housing for mainboard</text:p>
          </table:table-cell>
          <table:table-cell table:style-name="ce17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style-name="ce7"/>
          <table:table-cell table:style-name="ce5" table:number-columns-repeated="3"/>
          <table:table-cell table:style-name="ce15"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Display-cables</text:p>
          </table:table-cell>
          <table:table-cell table:number-columns-repeated="3"/>
          <table:table-cell table:style-name="Default"/>
          <table:table-cell table:number-columns-repeated="4"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display-10pol</text:p>
          </table:table-cell>
          <table:table-cell table:style-name="ce5" table:number-columns-repeated="3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Pfostensteckerkabel f. LCD-Display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Z-cables</text:p>
          </table:table-cell>
          <table:table-cell table:number-columns-repeated="3"/>
          <table:table-cell table:style-name="Default"/>
          <table:table-cell table:number-columns-repeated="4"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z-motor-4pol</text:p>
          </table:table-cell>
          <table:table-cell table:style-name="ce5" table:number-columns-repeated="3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cable for Z1 and Z2 stepper motor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z-switch-2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Z-switch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X-cables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x-motor-4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 stepper moto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x-switch-2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-switch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Extruder-cables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Heatbed-cables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Connect Powersupp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ps-cables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Y-cabl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y-motor-4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 stepper motor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y-switch-2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-switch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Mount Switch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mainboard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anetboard1.7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ainboard, 24V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Powersupply-holde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close z-axis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x-axis</text:p>
          </table:table-cell>
          <table:table-cell table:number-columns-repeated="7"/>
          <table:table-cell table:style-name="Default"/>
          <table:table-cell/>
          <table:table-cell table:style-name="ce5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2"/>
          <table:table-cell table:style-name="Default"/>
          <table:table-cell/>
          <table:table-cell table:style-name="ce5"/>
        </table:table-row>
        <table:table-row table:style-name="ro1">
          <table:table-cell table:number-columns-repeated="8"/>
          <table:table-cell table:style-name="Default"/>
          <table:table-cell/>
          <table:table-cell table:style-name="ce5"/>
        </table:table-row>
        <table:table-row table:style-name="ro1">
          <table:table-cell table:style-name="ce8" office:value-type="string" calcext:value-type="string">
            <text:p>mount z-stepper</text:p>
          </table:table-cell>
          <table:table-cell table:number-columns-repeated="7"/>
          <table:table-cell table:style-name="Default"/>
          <table:table-cell/>
          <table:table-cell table:style-name="ce5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Heatbed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bedmount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y-belt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y-steppermoto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machine-feet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extruder Adapter on carriage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idle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Mount steppe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.00.0000</text:date>, <text:time style:data-style-name="N2" text:time-value="18:40:35.7912153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05T19:27:14.448353314</dc:date>
    <dc:creator>os </dc:creator>
    <meta:editing-duration>P5DT7H10M22S</meta:editing-duration>
    <meta:editing-cycles>527</meta:editing-cycles>
    <meta:generator>LibreOffice/5.2.7.2$Linux_X86_64 LibreOffice_project/20m0$Build-2</meta:generator>
    <meta:document-statistic meta:table-count="1" meta:cell-count="361" meta:object-count="0"/>
  </office:meta>
</office:document-meta>
</file>